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outline="false" style:text-line-through-style="none" style:font-name="Arial" fo:font-size="11pt" fo:font-style="normal" fo:text-shadow="none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4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style:font-name="Arial" fo:font-size="12pt" fo:font-weight="normal" style:font-size-asian="12pt" style:font-size-complex="12pt"/>
    </style:style>
    <style:style style:name="P5" style:family="paragraph" style:parent-style-name="Text_20_body">
      <style:text-properties style:font-name="Arial"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style:font-name="Arial" fo:font-size="12pt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 style:list-style-name="L1">
      <style:paragraph-properties fo:margin-top="0cm" fo:margin-bottom="0cm" fo:line-height="120%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ca83505-2f6a-e006-ca48-7b0b011860a7"/>Relatório de Monitoramento – 24/05/2015</text:p>
      <text:p text:style-name="P5"/>
      <text:p text:style-name="P2">Verificação do planejamento com relação ao:</text:p>
      <text:p text:style-name="P5"/>
      <text:p text:style-name="P4"><text:span text:style-name="T2">Cronograma: </text:span><text:span text:style-name="T4">As atividades segundo sprint foram levantadas no sprint planning 2. O caso de uso Comprar Ingresso não foi finalizado no sprint 1 e foi estabelecido na reunião de revisão do sprint 1 que ele seria continuado no sprint 2, juntamente com os demais casos de uso anteriormente planejados para o sprint 2. Sendo assim, as atividades dependendes da conclusão do código fonte referente ao sprint 1 foram passadas também para o segundo sprint. São estas: Desenvolver casos de teste, Gerar relatório de Verificação e Validação (das etapas de contrução e entrega).</text:span></text:p>
      <text:p text:style-name="P4"><text:span text:style-name="T4">As estimativas para as atividades do caso de uso Comprar Ingresso eram de 45 horas e já passaram mais de 55 horas sem conclusão. As estimativas e tempo para conclusão das outras atividades encontra-se no relatório do KanbanFlow. A versão mais recente deste relatório encontra-se </text:span><text:a xlink:type="simple" xlink:href="../../1.02.01-Scrum/Relatório%20KanbanFlow%20-%2021-05-2015.pdf" text:style-name="Internet_20_link" text:visited-style-name="Visited_20_Internet_20_Link">aqui.</text:a></text:p>
      <text:p text:style-name="P5"/>
      <text:p text:style-name="P5"><text:span text:style-name="T6">Marcos de Projeto: </text:span><text:span text:style-name="T7">O marco de projeto aconteceu através da reunião de revisão do sprint 1, a ata de reunião referente a este encontra-se </text:span><text:a xlink:type="simple" xlink:href="../../../1.01-Cronograma%20e%20Atas%20de%20Reunião/Ata%20de%20reunião%20-%20Sprint%201%20-%20Revisões%20e%20Retrospectiva.odt" text:style-name="Internet_20_link" text:visited-style-name="Visited_20_Internet_20_Link"><text:span text:style-name="T7">aqui.</text:span></text:a></text:p>
      <text:p text:style-name="P5"/>
      <text:p text:style-name="P5"><text:span text:style-name="T6">Comunicação:</text:span> As reuniões de stand up meetings continuam acontecendo diaramente na <text:s/>UFG ou via Hangout quando necessário. Os e-mails continuam sendo enviados pela própria ferramenta do KanbanFlow assim que uma nova atividade é cadastrada. </text:p>
      <text:p text:style-name="P5"/>
      <text:p text:style-name="P4"><text:span text:style-name="T2">Riscos:</text:span><text:span text:style-name="T1"> Com o atraso no cronograma ainda não foi corrigido até o momento os riscos com relação à atraso e mudança de escopo permanecerão da mesma forma. Porém, como a equipe está ganhando mais experiência com a tecnologia utilizada na implementação do projeto o risco com a dificultade terá sua probabilidade e seu impacto reduzido. Não foi relatada ou notada nenhuma modificação com relação aos demais riscos até o momento.</text:span></text:p>
      <text:p text:style-name="P3"/>
      <text:p text:style-name="P4"><text:span text:style-name="T2">Custo:</text:span><text:span text:style-name="T1"> O custo para o projeto permanece o mesmo. Por mais que</text:span><text:span text:style-name="T3"> o caso de uso Comprar Ingresso tenha que ser concluído do segundo sprint juntamente com o restante dos casos de uso, a equipe de desenvolvimento através da reunião de review do sprint 1 afirma que será possível concluir os casos de uso e reafirmou que o atraso ocorreu por problemas com a tecnologia. Então, depois do primeiro sprint a equipe afirma que aprendeu bastante após muitos erros e que o desenvolvimento será mais rápido neste sprint.</text:span></text:p>
      <text:p text:style-name="P7"><text:span text:style-name="T3"/></text:p>
      <text:p text:style-name="P7"><text:span text:style-name="T3">Atividades: </text:span><text:span text:style-name="T5">Após o estabelecimento da primeira baseline do projeto foi-se iniciado o processo de manutenção que havia sido definido anteriormente. Porém, a equipe encontrou problemas ao executar o processo, pois era necessário a execução de muitas atividades para mudanças que obviamente não gerariam impacto nenhum. Portanto, houveram mudanças no processo de manutenção. Estas foram as seguintes:</text:span></text:p>
      <text:list xml:id="list32138879319888794" text:style-name="L1">
        <text:list-item>
          <text:p text:style-name="P8"><text:span text:style-name="T5">Só serão executadas as reuniões na análise de impacto caso a criticidade </text:span><text:soft-page-break/><text:span text:style-name="T5">da mudança seja definida como alta</text:span></text:p>
        </text:list-item>
        <text:list-item>
          <text:p text:style-name="P8"><text:span text:style-name="T5">O documento de implementação de opções foi integrado com o documento de análise de impacto</text:span></text:p>
        </text:list-item>
        <text:list-item>
          <text:p text:style-name="P8"><text:span text:style-name="T5">Na seção de pré-condição da atividade de revisar manutenção foi adicionada a informação dizendo que a atividade só será realizada quando a criticidade da mudança for classificada como alta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Oliveira Vasconcelos</meta:initial-creator>
    <meta:creation-date>2015-05-07T14:27:31.85</meta:creation-date>
    <dc:date>2015-05-25T18:22:30.83</dc:date>
    <dc:creator>Daniel de Oliveira Vasconcelos</dc:creator>
    <meta:editing-duration>PT3H47M45S</meta:editing-duration>
    <meta:editing-cycles>15</meta:editing-cycles>
    <meta:generator>OpenOffice/4.1.1$Win32 OpenOffice.org_project/411m6$Build-9775</meta:generator>
    <meta:document-statistic meta:table-count="0" meta:image-count="0" meta:object-count="0" meta:page-count="2" meta:paragraph-count="13" meta:word-count="487" meta:character-count="3028"/>
  </office:meta>
</office:document-meta>
</file>